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ompCommandTests.requiresDestin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ompCommandTests.getMessageTy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ompCommandTests.isBodyAllow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ompCommandTests.requiresContentLeng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ompCommandTests.requiresSubscription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